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65pt"/>
    </style:style>
    <style:style style:name="co3" style:family="table-column">
      <style:table-column-properties fo:break-before="auto" style:column-width="84.25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185.9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78.46pt"/>
    </style:style>
    <style:style style:name="co9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facet</text:p>
          </table:table-cell>
          <table:table-cell table:style-name="ce2" office:value-type="string" calcext:value-type="string">
            <text:p>coverage</text:p>
          </table:table-cell>
          <table:table-cell table:style-name="ce2" office:value-type="string" calcext:value-type="string">
            <text:p>termination</text:p>
          </table:table-cell>
          <table:table-cell table:style-name="ce2" office:value-type="string" calcext:value-type="string">
            <text:p>active_sit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ctive_site__o</text:p>
          </table:table-cell>
          <table:table-cell table:style-name="ce2" office:value-type="string" calcext:value-type="string">
            <text:p>active_site__oh</text:p>
          </table:table-cell>
          <table:table-cell table:style-name="ce2" office:value-type="string" calcext:value-type="string">
            <text:p>active_site__ooh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mm2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H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mm2_012_OH_covered_0_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mm2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mm2_100_O_covered_0_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mm2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mm2_110_O_covered_0_0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mm2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m2_110_O_covered_0_1</text:p>
          </table:table-cell>
          <table:table-cell table:number-columns-repeated="3" table:style-name="ce2" office:value-type="float" office:value="37" calcext:value-type="float">
            <text:p>3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mm2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mm2_110_O_covered_0_2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mm2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mm2_111_O_covered_0_0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mm2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m2_111_O_covered_0_1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natase_012_O_covered_0_0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atase_012_O_covered_0_1</text:p>
          </table:table-cell>
          <table:table-cell table:number-columns-repeated="3" table:style-name="ce2" office:value-type="float" office:value="36" calcext:value-type="float">
            <text:p>3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atase_012_O_covered_0_2</text:p>
          </table:table-cell>
          <table:table-cell table:number-columns-repeated="3" table:style-name="ce2" office:value-type="float" office:value="38" calcext:value-type="float">
            <text:p>3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natase_100_O_covered_0_0</text:p>
          </table:table-cell>
          <table:table-cell table:number-columns-repeated="3" table:style-name="ce2" office:value-type="float" office:value="24" calcext:value-type="float">
            <text:p>2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atase_100_O_covered_0_1</text:p>
          </table:table-cell>
          <table:table-cell table:number-columns-repeated="3" table:style-name="ce2" office:value-type="float" office:value="25" calcext:value-type="float">
            <text:p>2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natase_110_O_covered_0_0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atase_110_O_covered_0_1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atase_110_O_covered_0_2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atase_110_O_covered_0_3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natase_111_O_covered_0_0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atase_111_O_covered_0_1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atase_111_O_covered_0_2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atase_111_O_covered_0_3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natase_120_O_covered_0_0</text:p>
          </table:table-cell>
          <table:table-cell table:number-columns-repeated="3" table:style-name="ce2" office:value-type="float" office:value="72" calcext:value-type="float">
            <text:p>7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atase_120_O_covered_0_1</text:p>
          </table:table-cell>
          <table:table-cell table:number-columns-repeated="3" table:style-name="ce2" office:value-type="float" office:value="73" calcext:value-type="float">
            <text:p>7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atase_120_O_covered_0_2</text:p>
          </table:table-cell>
          <table:table-cell table:number-columns-repeated="3" table:style-name="ce2" office:value-type="float" office:value="74" calcext:value-type="float">
            <text:p>7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atase_120_O_covered_0_3</text:p>
          </table:table-cell>
          <table:table-cell table:number-columns-repeated="3" table:style-name="ce2" office:value-type="float" office:value="75" calcext:value-type="float">
            <text:p>7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atase_120_O_covered_0_4</text:p>
          </table:table-cell>
          <table:table-cell table:number-columns-repeated="3" table:style-name="ce2" office:value-type="float" office:value="76" calcext:value-type="float">
            <text:p>7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atase_120_O_covered_0_5</text:p>
          </table:table-cell>
          <table:table-cell table:number-columns-repeated="3" table:style-name="ce2" office:value-type="float" office:value="77" calcext:value-type="float">
            <text:p>7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natase_121_O_covered_0_0</text:p>
          </table:table-cell>
          <table:table-cell table:number-columns-repeated="3" table:style-name="ce2" office:value-type="float" office:value="53" calcext:value-type="float">
            <text:p>5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atase_121_O_covered_0_1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atase_121_O_covered_0_2</text:p>
          </table:table-cell>
          <table:table-cell table:number-columns-repeated="3" table:style-name="ce2" office:value-type="float" office:value="72" calcext:value-type="float">
            <text:p>7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atase_121_O_covered_0_3</text:p>
          </table:table-cell>
          <table:table-cell table:number-columns-repeated="3" table:style-name="ce2" office:value-type="float" office:value="74" calcext:value-type="float">
            <text:p>7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atase_121_O_covered_0_4</text:p>
          </table:table-cell>
          <table:table-cell table:number-columns-repeated="3" table:style-name="ce2" office:value-type="float" office:value="75" calcext:value-type="float">
            <text:p>7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atase_121_O_covered_0_5</text:p>
          </table:table-cell>
          <table:table-cell table:number-columns-repeated="3" table:style-name="ce2" office:value-type="float" office:value="76" calcext:value-type="float">
            <text:p>7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natase_121_O_covered_1_0</text:p>
          </table:table-cell>
          <table:table-cell table:number-columns-repeated="3" table:style-name="ce2" office:value-type="float" office:value="72" calcext:value-type="float">
            <text:p>7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atase_121_O_covered_1_1</text:p>
          </table:table-cell>
          <table:table-cell table:number-columns-repeated="3" table:style-name="ce2" office:value-type="float" office:value="73" calcext:value-type="float">
            <text:p>7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atase_121_O_covered_1_2</text:p>
          </table:table-cell>
          <table:table-cell table:number-columns-repeated="3" table:style-name="ce2" office:value-type="float" office:value="74" calcext:value-type="float">
            <text:p>7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atase_121_O_covered_1_3</text:p>
          </table:table-cell>
          <table:table-cell table:number-columns-repeated="3" table:style-name="ce2" office:value-type="float" office:value="75" calcext:value-type="float">
            <text:p>7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atase_121_O_covered_1_4</text:p>
          </table:table-cell>
          <table:table-cell table:number-columns-repeated="3" table:style-name="ce2" office:value-type="float" office:value="76" calcext:value-type="float">
            <text:p>7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anatas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atase_121_O_covered_1_5</text:p>
          </table:table-cell>
          <table:table-cell table:number-columns-repeated="3" table:style-name="ce2" office:value-type="float" office:value="77" calcext:value-type="float">
            <text:p>7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rookite_100_O_covered_0_0</text:p>
          </table:table-cell>
          <table:table-cell table:number-columns-repeated="3" table:style-name="ce2" office:value-type="float" office:value="33" calcext:value-type="float">
            <text:p>3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ookite_100_O_covered_0_1</text:p>
          </table:table-cell>
          <table:table-cell table:number-columns-repeated="3" table:style-name="ce2" office:value-type="float" office:value="38" calcext:value-type="float">
            <text:p>3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rookite_100_O_covered_0_2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ookite_100_O_covered_0_3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rookite_100_O_covered_1_0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ookite_100_O_covered_1_1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rookite_100_O_covered_1_2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ookite_100_O_covered_1_3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rookite_110_O_covered_0_0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ookite_110_O_covered_0_1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rookite_110_O_covered_0_2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ookite_110_O_covered_0_3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rookite_110_O_covered_0_4</text:p>
          </table:table-cell>
          <table:table-cell table:number-columns-repeated="3" table:style-name="ce2" office:value-type="float" office:value="53" calcext:value-type="float">
            <text:p>5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ookite_110_O_covered_0_5</text:p>
          </table:table-cell>
          <table:table-cell table:number-columns-repeated="3" table:style-name="ce2" office:value-type="float" office:value="54" calcext:value-type="float">
            <text:p>5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rookite_110_O_covered_1_0</text:p>
          </table:table-cell>
          <table:table-cell table:number-columns-repeated="3" table:style-name="ce2" office:value-type="float" office:value="39" calcext:value-type="float">
            <text:p>3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ookite_110_O_covered_1_1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rookite_110_O_covered_1_2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rookite_111_O_covered_0_0</text:p>
          </table:table-cell>
          <table:table-cell table:number-columns-repeated="3" table:style-name="ce2" office:value-type="float" office:value="42" calcext:value-type="float">
            <text:p>4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ookite_111_O_covered_0_1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rookite_111_O_covered_0_2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ookite_111_O_covered_0_3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rookite_111_O_covered_0_4</text:p>
          </table:table-cell>
          <table:table-cell table:number-columns-repeated="3" table:style-name="ce2" office:value-type="float" office:value="52" calcext:value-type="float">
            <text:p>5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ookite_111_O_covered_0_5</text:p>
          </table:table-cell>
          <table:table-cell table:number-columns-repeated="3" table:style-name="ce2" office:value-type="float" office:value="53" calcext:value-type="float">
            <text:p>5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ookite_111_O_covered_0_6</text:p>
          </table:table-cell>
          <table:table-cell table:number-columns-repeated="3" table:style-name="ce2" office:value-type="float" office:value="54" calcext:value-type="float">
            <text:p>5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rookite_111_O_covered_1_0</text:p>
          </table:table-cell>
          <table:table-cell table:number-columns-repeated="3" table:style-name="ce2" office:value-type="float" office:value="25" calcext:value-type="float">
            <text:p>2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ookite_111_O_covered_1_1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rookite_111_O_covered_1_2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ookite_111_O_covered_1_3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rookite_111_O_covered_1_4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rookite_120_O_covered_0_0</text:p>
          </table:table-cell>
          <table:table-cell table:number-columns-repeated="3" table:style-name="ce2" office:value-type="float" office:value="72" calcext:value-type="float">
            <text:p>7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ookite_120_O_covered_0_1</text:p>
          </table:table-cell>
          <table:table-cell table:number-columns-repeated="3" table:style-name="ce2" office:value-type="float" office:value="73" calcext:value-type="float">
            <text:p>7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rookite_120_O_covered_0_2</text:p>
          </table:table-cell>
          <table:table-cell table:number-columns-repeated="3" table:style-name="ce2" office:value-type="float" office:value="74" calcext:value-type="float">
            <text:p>7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ookite_120_O_covered_0_3</text:p>
          </table:table-cell>
          <table:table-cell table:number-columns-repeated="3" table:style-name="ce2" office:value-type="float" office:value="75" calcext:value-type="float">
            <text:p>7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rookite_120_O_covered_0_4</text:p>
          </table:table-cell>
          <table:table-cell table:number-columns-repeated="3" table:style-name="ce2" office:value-type="float" office:value="76" calcext:value-type="float">
            <text:p>7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ookite_120_O_covered_0_5</text:p>
          </table:table-cell>
          <table:table-cell table:number-columns-repeated="3" table:style-name="ce2" office:value-type="float" office:value="77" calcext:value-type="float">
            <text:p>7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rookite_120_O_covered_1_0</text:p>
          </table:table-cell>
          <table:table-cell table:number-columns-repeated="3" table:style-name="ce2" office:value-type="float" office:value="72" calcext:value-type="float">
            <text:p>7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ookite_120_O_covered_1_1</text:p>
          </table:table-cell>
          <table:table-cell table:number-columns-repeated="3" table:style-name="ce2" office:value-type="float" office:value="73" calcext:value-type="float">
            <text:p>7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rookite_120_O_covered_1_2</text:p>
          </table:table-cell>
          <table:table-cell table:number-columns-repeated="3" table:style-name="ce2" office:value-type="float" office:value="74" calcext:value-type="float">
            <text:p>7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ookite_120_O_covered_1_3</text:p>
          </table:table-cell>
          <table:table-cell table:number-columns-repeated="3" table:style-name="ce2" office:value-type="float" office:value="75" calcext:value-type="float">
            <text:p>7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rookite_120_O_covered_1_4</text:p>
          </table:table-cell>
          <table:table-cell table:number-columns-repeated="3" table:style-name="ce2" office:value-type="float" office:value="76" calcext:value-type="float">
            <text:p>7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brook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ookite_120_O_covered_1_5</text:p>
          </table:table-cell>
          <table:table-cell table:number-columns-repeated="3" table:style-name="ce2" office:value-type="float" office:value="77" calcext:value-type="float">
            <text:p>7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mcm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H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mcm_110_OH_covered_0_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lumbite_100_O_covered_0_0</text:p>
          </table:table-cell>
          <table:table-cell table:number-columns-repeated="3" table:style-name="ce2" office:value-type="float" office:value="24" calcext:value-type="float">
            <text:p>2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00_O_covered_0_1</text:p>
          </table:table-cell>
          <table:table-cell table:number-columns-repeated="3" table:style-name="ce2" office:value-type="float" office:value="25" calcext:value-type="float">
            <text:p>2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lumbite_110_O_covered_0_0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10_O_covered_0_1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lumbite_110_O_covered_1_0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10_O_covered_1_1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lumbite_110_O_covered_1_2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lumbite_110_O_covered_1_3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lumbite_111_O_covered_0_0</text:p>
          </table:table-cell>
          <table:table-cell table:number-columns-repeated="3" table:style-name="ce2" office:value-type="float" office:value="36" calcext:value-type="float">
            <text:p>3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11_O_covered_0_1</text:p>
          </table:table-cell>
          <table:table-cell table:number-columns-repeated="3" table:style-name="ce2" office:value-type="float" office:value="37" calcext:value-type="float">
            <text:p>3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lumbite_111_O_covered_0_2</text:p>
          </table:table-cell>
          <table:table-cell table:number-columns-repeated="3" table:style-name="ce2" office:value-type="float" office:value="38" calcext:value-type="float">
            <text:p>3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11_O_covered_1_1</text:p>
          </table:table-cell>
          <table:table-cell table:number-columns-repeated="3" table:style-name="ce2" office:value-type="float" office:value="36" calcext:value-type="float">
            <text:p>3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lumbite_111_O_covered_1_2</text:p>
          </table:table-cell>
          <table:table-cell table:number-columns-repeated="3" table:style-name="ce2" office:value-type="float" office:value="38" calcext:value-type="float">
            <text:p>3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lumbite_111_O_covered_1_3</text:p>
          </table:table-cell>
          <table:table-cell table:number-columns-repeated="3" table:style-name="ce2" office:value-type="float" office:value="39" calcext:value-type="float">
            <text:p>3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lumbite_120_O_covered_0_0</text:p>
          </table:table-cell>
          <table:table-cell table:number-columns-repeated="3" table:style-name="ce2" office:value-type="float" office:value="24" calcext:value-type="float">
            <text:p>2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20_O_covered_0_1</text:p>
          </table:table-cell>
          <table:table-cell table:number-columns-repeated="3" table:style-name="ce2" office:value-type="float" office:value="36" calcext:value-type="float">
            <text:p>3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lumbite_120_O_covered_0_2</text:p>
          </table:table-cell>
          <table:table-cell table:number-columns-repeated="3" table:style-name="ce2" office:value-type="float" office:value="38" calcext:value-type="float">
            <text:p>3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lumbite_120_O_covered_0_3</text:p>
          </table:table-cell>
          <table:table-cell table:number-columns-repeated="3" table:style-name="ce2" office:value-type="float" office:value="39" calcext:value-type="float">
            <text:p>3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20_O_covered_1_1</text:p>
          </table:table-cell>
          <table:table-cell table:number-columns-repeated="3" table:style-name="ce2" office:value-type="float" office:value="37" calcext:value-type="float">
            <text:p>3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lumbite_120_O_covered_1_3</text:p>
          </table:table-cell>
          <table:table-cell table:number-columns-repeated="3" table:style-name="ce2" office:value-type="float" office:value="39" calcext:value-type="float">
            <text:p>3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lumbite_120_O_covered_1_4</text:p>
          </table:table-cell>
          <table:table-cell table:number-columns-repeated="3" table:style-name="ce2" office:value-type="float" office:value="40" calcext:value-type="float">
            <text:p>4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lumbite_120_O_covered_2_0</text:p>
          </table:table-cell>
          <table:table-cell table:number-columns-repeated="3" table:style-name="ce2" office:value-type="float" office:value="33" calcext:value-type="float">
            <text:p>3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20_O_covered_2_1</text:p>
          </table:table-cell>
          <table:table-cell table:number-columns-repeated="3" table:style-name="ce2" office:value-type="float" office:value="36" calcext:value-type="float">
            <text:p>3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lumbite_120_O_covered_2_2</text:p>
          </table:table-cell>
          <table:table-cell table:number-columns-repeated="3" table:style-name="ce2" office:value-type="float" office:value="38" calcext:value-type="float">
            <text:p>3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lumbite_120_O_covered_2_3</text:p>
          </table:table-cell>
          <table:table-cell table:number-columns-repeated="3" table:style-name="ce2" office:value-type="float" office:value="39" calcext:value-type="float">
            <text:p>3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lumbite_120_O_covered_3_0</text:p>
          </table:table-cell>
          <table:table-cell table:number-columns-repeated="3" table:style-name="ce2" office:value-type="float" office:value="36" calcext:value-type="float">
            <text:p>3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lumbite_120_O_covered_3_2</text:p>
          </table:table-cell>
          <table:table-cell table:number-columns-repeated="3" table:style-name="ce2" office:value-type="float" office:value="38" calcext:value-type="float">
            <text:p>3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lumbite_120_O_covered_3_4</text:p>
          </table:table-cell>
          <table:table-cell table:number-columns-repeated="3" table:style-name="ce2" office:value-type="float" office:value="40" calcext:value-type="float">
            <text:p>4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21_O_covered_0_1</text:p>
          </table:table-cell>
          <table:table-cell table:number-columns-repeated="3" table:style-name="ce2" office:value-type="float" office:value="25" calcext:value-type="float">
            <text:p>2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lumbite_121_O_covered_0_2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lumbite_121_O_covered_0_3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lumbite_121_O_covered_0_4</text:p>
          </table:table-cell>
          <table:table-cell table:number-columns-repeated="3" table:style-name="ce2" office:value-type="float" office:value="52" calcext:value-type="float">
            <text:p>5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21_O_covered_1_1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lumbite_121_O_covered_1_2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lumbite_121_O_covered_1_3</text:p>
          </table:table-cell>
          <table:table-cell table:number-columns-repeated="3" table:style-name="ce2" office:value-type="float" office:value="52" calcext:value-type="float">
            <text:p>5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lumbite_121_O_covered_1_4</text:p>
          </table:table-cell>
          <table:table-cell table:number-columns-repeated="3" table:style-name="ce2" office:value-type="float" office:value="53" calcext:value-type="float">
            <text:p>5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olumbite_121_O_covered_1_5</text:p>
          </table:table-cell>
          <table:table-cell table:number-columns-repeated="3" table:style-name="ce2" office:value-type="float" office:value="54" calcext:value-type="float">
            <text:p>5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lumbite_121_O_covered_2_0</text:p>
          </table:table-cell>
          <table:table-cell table:number-columns-repeated="3" table:style-name="ce2" office:value-type="float" office:value="25" calcext:value-type="float">
            <text:p>2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21_O_covered_2_1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lumbite_121_O_covered_2_2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umbite_121_O_covered_3_1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lumbite_121_O_covered_3_2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lumbite_121_O_covered_3_3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columb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lumbite_121_O_covered_3_4</text:p>
          </table:table-cell>
          <table:table-cell table:number-columns-repeated="3" table:style-name="ce2" office:value-type="float" office:value="52" calcext:value-type="float">
            <text:p>5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m-3m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m-3m_100_O_covered_0_0</text:p>
          </table:table-cell>
          <table:table-cell table:number-columns-repeated="3" table:style-name="ce2" office:value-type="float" office:value="24" calcext:value-type="float">
            <text:p>2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m-3m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m-3m_110_O_covered_0_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m-3m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H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m-3m_111_OH_covered_0_0</text:p>
          </table:table-cell>
          <table:table-cell table:number-columns-repeated="3" table:style-name="ce2" office:value-type="float" office:value="40" calcext:value-type="float">
            <text:p>4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m-3m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m-3m_120_O_covered_0_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m-3m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m-3m_120_O_covered_0_1</text:p>
          </table:table-cell>
          <table:table-cell table:number-columns-repeated="3" table:style-name="ce2" office:value-type="float" office:value="24" calcext:value-type="float">
            <text:p>2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m-3m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m-3m_120_O_covered_0_2</text:p>
          </table:table-cell>
          <table:table-cell table:number-columns-repeated="3" table:style-name="ce2" office:value-type="float" office:value="15" calcext:value-type="float">
            <text:p>1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m-3m</text:p>
          </table:table-cell>
          <table:table-cell table:style-name="ce4" office:value-type="string" calcext:value-type="string">
            <text:p>211</text:p>
          </table:table-cell>
          <table:table-cell table:style-name="ce3" office:value-type="string" calcext:value-type="string">
            <text:p>OH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m-3m_211_OH_covered_0_0</text:p>
          </table:table-cell>
          <table:table-cell table:number-columns-repeated="3" table:style-name="ce2" office:value-type="float" office:value="65" calcext:value-type="float">
            <text:p>6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yrite_012_O_covered_0_0</text:p>
          </table:table-cell>
          <table:table-cell table:number-columns-repeated="3" table:style-name="ce2" office:value-type="float" office:value="72" calcext:value-type="float">
            <text:p>7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yrite_012_O_covered_0_1</text:p>
          </table:table-cell>
          <table:table-cell table:number-columns-repeated="3" table:style-name="ce2" office:value-type="float" office:value="73" calcext:value-type="float">
            <text:p>7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yrite_012_O_covered_0_2</text:p>
          </table:table-cell>
          <table:table-cell table:number-columns-repeated="3" table:style-name="ce2" office:value-type="float" office:value="74" calcext:value-type="float">
            <text:p>7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yrite_012_O_covered_0_3</text:p>
          </table:table-cell>
          <table:table-cell table:number-columns-repeated="3" table:style-name="ce2" office:value-type="float" office:value="75" calcext:value-type="float">
            <text:p>7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ite_012_O_covered_0_4</text:p>
          </table:table-cell>
          <table:table-cell table:number-columns-repeated="3" table:style-name="ce2" office:value-type="float" office:value="76" calcext:value-type="float">
            <text:p>7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yrite_100_O_covered_0_0</text:p>
          </table:table-cell>
          <table:table-cell table:number-columns-repeated="3" table:style-name="ce2" office:value-type="float" office:value="24" calcext:value-type="float">
            <text:p>2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yrite_100_O_covered_0_1</text:p>
          </table:table-cell>
          <table:table-cell table:number-columns-repeated="3" table:style-name="ce2" office:value-type="float" office:value="25" calcext:value-type="float">
            <text:p>25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yrite_110_O_covered_0_0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yrite_110_O_covered_0_1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yrite_110_O_covered_0_2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yrite_111_O_covered_0_0</text:p>
          </table:table-cell>
          <table:table-cell table:number-columns-repeated="3" table:style-name="ce2" office:value-type="float" office:value="36" calcext:value-type="float">
            <text:p>3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yrite_111_O_covered_0_1</text:p>
          </table:table-cell>
          <table:table-cell table:number-columns-repeated="3" table:style-name="ce2" office:value-type="float" office:value="37" calcext:value-type="float">
            <text:p>3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yrite_111_O_covered_0_2</text:p>
          </table:table-cell>
          <table:table-cell table:number-columns-repeated="3" table:style-name="ce2" office:value-type="float" office:value="38" calcext:value-type="float">
            <text:p>3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yrite_120_O_covered_0_0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yrite_120_O_covered_0_1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yrite_120_O_covered_0_2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yrite_121_O_covered_0_0</text:p>
          </table:table-cell>
          <table:table-cell table:number-columns-repeated="3" table:style-name="ce2" office:value-type="float" office:value="33" calcext:value-type="float">
            <text:p>3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yrite_121_O_covered_0_1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yrite_121_O_covered_0_2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ite_121_O_covered_0_4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yrite_121_O_covered_1_0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yrite_121_O_covered_1_1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yrite_121_O_covered_1_2</text:p>
          </table:table-cell>
          <table:table-cell table:number-columns-repeated="3" table:style-name="ce2" office:value-type="float" office:value="51" calcext:value-type="float">
            <text:p>5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yrite_121_O_covered_1_3</text:p>
          </table:table-cell>
          <table:table-cell table:number-columns-repeated="3" table:style-name="ce2" office:value-type="float" office:value="52" calcext:value-type="float">
            <text:p>5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yrit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ite_121_O_covered_1_4</text:p>
          </table:table-cell>
          <table:table-cell table:number-columns-repeated="3" table:style-name="ce2" office:value-type="float" office:value="53" calcext:value-type="float">
            <text:p>5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utile_012_O_covered_0_0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utile_012_O_covered_0_1</text:p>
          </table:table-cell>
          <table:table-cell table:number-columns-repeated="3" table:style-name="ce2" office:value-type="float" office:value="37" calcext:value-type="float">
            <text:p>3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utile_012_O_covered_0_2</text:p>
          </table:table-cell>
          <table:table-cell table:number-columns-repeated="3" table:style-name="ce2" office:value-type="float" office:value="38" calcext:value-type="float">
            <text:p>3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012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utile_012_O_covered_0_3</text:p>
          </table:table-cell>
          <table:table-cell table:number-columns-repeated="3" table:style-name="ce2" office:value-type="float" office:value="39" calcext:value-type="float">
            <text:p>3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0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utile_100_O_covered_0_0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1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utile_110_O_covered_0_0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utile_111_O_covered_0_0</text:p>
          </table:table-cell>
          <table:table-cell table:number-columns-repeated="3" table:style-name="ce2" office:value-type="float" office:value="36" calcext:value-type="float">
            <text:p>3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utile_111_O_covered_1_0</text:p>
          </table:table-cell>
          <table:table-cell table:number-columns-repeated="3" table:style-name="ce2" office:value-type="float" office:value="36" calcext:value-type="float">
            <text:p>3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utile_111_O_covered_1_1</text:p>
          </table:table-cell>
          <table:table-cell table:number-columns-repeated="3" table:style-name="ce2" office:value-type="float" office:value="37" calcext:value-type="float">
            <text:p>3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utile_111_O_covered_1_2</text:p>
          </table:table-cell>
          <table:table-cell table:number-columns-repeated="3" table:style-name="ce2" office:value-type="float" office:value="38" calcext:value-type="float">
            <text:p>3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1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utile_111_O_covered_1_3</text:p>
          </table:table-cell>
          <table:table-cell table:number-columns-repeated="3" table:style-name="ce2" office:value-type="float" office:value="39" calcext:value-type="float">
            <text:p>3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utile_120_O_covered_0_0</text:p>
          </table:table-cell>
          <table:table-cell table:number-columns-repeated="3" table:style-name="ce2" office:value-type="float" office:value="24" calcext:value-type="float">
            <text:p>24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utile_120_O_covered_0_1</text:p>
          </table:table-cell>
          <table:table-cell table:number-columns-repeated="3" table:style-name="ce2" office:value-type="float" office:value="36" calcext:value-type="float">
            <text:p>36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utile_120_O_covered_1_0</text:p>
          </table:table-cell>
          <table:table-cell table:number-columns-repeated="3" table:style-name="ce2" office:value-type="float" office:value="37" calcext:value-type="float">
            <text:p>3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20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utile_120_O_covered_1_1</text:p>
          </table:table-cell>
          <table:table-cell table:number-columns-repeated="3" table:style-name="ce2" office:value-type="float" office:value="38" calcext:value-type="float">
            <text:p>3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utile_121_O_covered_0_0</text:p>
          </table:table-cell>
          <table:table-cell table:number-columns-repeated="3" table:style-name="ce2" office:value-type="float" office:value="48" calcext:value-type="float">
            <text:p>48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utile_121_O_covered_0_1</text:p>
          </table:table-cell>
          <table:table-cell table:number-columns-repeated="3" table:style-name="ce2" office:value-type="float" office:value="49" calcext:value-type="float">
            <text:p>49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rutile</text:p>
          </table:table-cell>
          <table:table-cell table:style-name="ce4" office:value-type="string" calcext:value-type="string">
            <text:p>121</text:p>
          </table:table-cell>
          <table:table-cell table:style-name="ce3" office:value-type="string" calcext:value-type="string">
            <text:p>O_cover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utile_121_O_covered_0_2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 table:number-columns-repeated="2"/>
          <table:table-cell table:style-name="ce7"/>
        </table:table-row>
        <table:table-row table:style-name="ro1" table:number-rows-repeated="104840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4:34:59.948961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9:21:32.026524051</meta:creation-date>
    <dc:date>2021-04-12T20:01:20.771854518</dc:date>
    <meta:editing-duration>PT21H21M44S</meta:editing-duration>
    <meta:editing-cycles>199</meta:editing-cycles>
    <meta:generator>LibreOffice/6.0.7.3$Linux_X86_64 LibreOffice_project/00m0$Build-3</meta:generator>
    <meta:document-statistic meta:table-count="1" meta:cell-count="1575" meta:object-count="0"/>
  </office:meta>
</office:document-meta>
</file>